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background-color="#ffff00"/>
    </style:style>
    <style:style style:name="P2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enden von Daten an Arduino Yun (ins ino-Programm)</text:p>
      <text:h text:style-name="Heading_20_1" text:outline-level="1">Telnet</text:h>
      <text:p text:style-name="Text_20_body"><text:a xlink:type="simple" xlink:href="https://www.arduino.cc/en/Tutorial/ConsolePixel" text:style-name="Internet_20_link" text:visited-style-name="Visited_20_Internet_20_Link">https://www.arduino.cc/en/Tutorial/ConsolePixel</text:a></text:p>
      <text:p text:style-name="Text_20_body">SSH öffnen und telnet starten</text:p>
      <text:p text:style-name="Text_20_body">"nc localhost 6571" geht auch</text:p>
      <text:p text:style-name="Text_20_body"/>
      <text:p text:style-name="P1">Using username "root".</text:p>
      <text:p text:style-name="P1">root@192.168.1.103's password:</text:p>
      <text:p text:style-name="P1"/>
      <text:p text:style-name="P1"/>
      <text:p text:style-name="P1">BusyBox v1.19.4 (2014-11-13 19:03:47 CET) built-in shell (ash)</text:p>
      <text:p text:style-name="P1">Enter 'help' for a list of built-in commands.</text:p>
      <text:p text:style-name="P1"/>
      <text:p text:style-name="P1"><text:s text:c="2"/>_______ <text:s text:c="20"/>________ <text:s text:c="7"/>__</text:p>
      <text:p text:style-name="P1"><text:s/>| <text:s text:c="6"/>|.-----.-----.-----.| <text:s/>| <text:s/>| <text:s/>|.----.| <text:s/>|_</text:p>
      <text:p text:style-name="P1"><text:s/>| <text:s text:c="2"/>- <text:s text:c="2"/>|| <text:s/>_ <text:s/>| <text:s/>-__| <text:s text:c="4"/>|| <text:s/>| <text:s/>| <text:s/>|| <text:s text:c="2"/>_|| <text:s text:c="2"/>_|</text:p>
      <text:p text:style-name="P1"><text:s/>|_______|| <text:s text:c="2"/>__|_____|__|__||________||__| <text:s/>|____|</text:p>
      <text:p text:style-name="P1"><text:s text:c="10"/>|__| W I R E L E S S <text:s text:c="2"/>F R E E D O M</text:p>
      <text:p text:style-name="P1"><text:s/>-----------------------------------------------------</text:p>
      <text:p text:style-name="P1"/>
      <text:p text:style-name="P1"/>
      <text:p text:style-name="P1">root@Arduino:~# telnet localhost 6571</text:p>
      <text:p text:style-name="P1">H</text:p>
      <text:p text:style-name="P1">H</text:p>
      <text:p text:style-name="P1"/>
      <text:p text:style-name="P1"/>
      <text:p text:style-name="P1">L</text:p>
      <text:p text:style-name="P1">L</text:p>
      <text:p text:style-name="Text_20_body"/>
      <text:h text:style-name="Heading_20_1" text:outline-level="1">Zusammengefasst</text:h>
      <text:list xml:id="list6912594764566372608" text:style-name="L1">
        <text:list-item>
          <text:p text:style-name="P2">Console =&gt; nicht geeignet</text:p>
        </text:list-item>
        <text:list-item>
          <text:p text:style-name="P2">Message =&gt; evtl. am besten geeignet. (ohne Antwort)</text:p>
        </text:list-item>
        <text:list-item>
          <text:p text:style-name="P2">BridgeClient =&gt; bisherige Lösung (kann Antwort haben)</text:p>
        </text:list-item>
        <text:list-item>
          <text:p text:style-name="P2">Bridge direkt =&gt; interface nicht dokumentie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M4S</meta:editing-duration>
    <meta:editing-cycles>10</meta:editing-cycles>
    <meta:generator>OpenOffice/4.1.3$Win32 OpenOffice.org_project/413m1$Build-9783</meta:generator>
    <dc:date>2017-09-02T19:04:34.62</dc:date>
    <meta:document-statistic meta:table-count="0" meta:image-count="0" meta:object-count="0" meta:page-count="1" meta:paragraph-count="25" meta:word-count="124" meta:character-count="854"/>
    <meta:user-defined meta:name="Info 1"/>
    <meta:user-defined meta:name="Info 2"/>
    <meta:user-defined meta:name="Info 3"/>
    <meta:user-defined meta:name="Info 4"/>
  </office:meta>
</office:document-meta>
</file>